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84f94" officeooo:paragraph-rsid="00184f94"/>
    </style:style>
    <style:style style:name="P2" style:family="paragraph" style:parent-style-name="Text_20_body" style:list-style-name="L1">
      <style:text-properties officeooo:rsid="00184f94" officeooo:paragraph-rsid="00184f94"/>
    </style:style>
    <style:style style:name="P3" style:family="paragraph" style:parent-style-name="Text_20_body" style:list-style-name="L2">
      <style:text-properties officeooo:rsid="00184f94" officeooo:paragraph-rsid="00184f94"/>
    </style:style>
    <style:style style:name="P4" style:family="paragraph" style:parent-style-name="Text_20_body" style:list-style-name="L3">
      <style:text-properties officeooo:rsid="00184f94" officeooo:paragraph-rsid="00184f94"/>
    </style:style>
    <style:style style:name="P5" style:family="paragraph" style:parent-style-name="Text_20_body" style:list-style-name="L1">
      <style:text-properties officeooo:paragraph-rsid="00184f94"/>
    </style:style>
    <style:style style:name="P6" style:family="paragraph" style:parent-style-name="Text_20_body" style:list-style-name="L2">
      <style:text-properties officeooo:paragraph-rsid="00184f94"/>
    </style:style>
    <style:style style:name="P7" style:family="paragraph" style:parent-style-name="Text_20_body" style:list-style-name="L3">
      <style:text-properties officeooo:rsid="00195da6" officeooo:paragraph-rsid="00195da6"/>
    </style:style>
    <style:style style:name="P8" style:family="paragraph" style:parent-style-name="Text_20_body" style:list-style-name="L3">
      <style:text-properties officeooo:rsid="001b215d" officeooo:paragraph-rsid="001b215d"/>
    </style:style>
    <style:style style:name="P9" style:family="paragraph" style:parent-style-name="Title">
      <style:text-properties style:font-name="Liberation Sans" fo:font-size="28pt" fo:font-weight="bold" officeooo:rsid="001ca4a6" officeooo:paragraph-rsid="001ca4a6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184f94"/>
    </style:style>
    <style:style style:name="T2" style:family="text">
      <style:text-properties officeooo:rsid="001b21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09.03.2023 Wöchentliche Besprechung</text:p>
      <text:h text:style-name="P1" text:outline-level="1">Done</text:h>
      <text:list xml:id="list3011995349" text:style-name="L1">
        <text:list-item>
          <text:p text:style-name="P5"><text:span text:style-name="T1">Einschränkung Literatur</text:span></text:p>
        </text:list-item>
        <text:list-item>
          <text:p text:style-name="P2">Angefangen mit Literatur lesen / zusammenfassen</text:p>
        </text:list-item>
      </text:list>
      <text:h text:style-name="P1" text:outline-level="1">Todo</text:h>
      <text:list xml:id="list2427030407" text:style-name="L2">
        <text:list-item>
          <text:p text:style-name="P3">Literatur lesen + zusammen fassen</text:p>
        </text:list-item>
        <text:list-item>
          <text:p text:style-name="P6"><text:span text:style-name="T1">Zeitplan fertig stellen</text:span></text:p>
        </text:list-item>
      </text:list>
      <text:h text:style-name="P1" text:outline-level="1">Fragen</text:h>
      <text:list xml:id="list179544145" text:style-name="L3">
        <text:list-item>
          <text:p text:style-name="P4">Zeitplan</text:p>
          <text:list>
            <text:list-item>
              <text:p text:style-name="P8">Viererblöcke pro Woche ok</text:p>
            </text:list-item>
            <text:list-item>
              <text:p text:style-name="P8">1 Block = 8h</text:p>
            </text:list-item>
            <text:list-item>
              <text:p text:style-name="P8">Zeitmenge in Spalte B planen und rapportieren</text:p>
            </text:list-item>
            <text:list-item>
              <text:p text:style-name="P8">Zeitspanne pragmatisch auf Viererblöcke in der Woche verteilen</text:p>
            </text:list-item>
          </text:list>
        </text:list-item>
        <text:list-item>
          <text:p text:style-name="P7">Wiederverwendung Teile der Literaturrecherche P2</text:p>
          <text:list>
            <text:list-item>
              <text:p text:style-name="P8">Nicht 1:1</text:p>
            </text:list-item>
            <text:list-item>
              <text:p text:style-name="P8">Neu formuliere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08:58:16.349817319</meta:creation-date>
    <dc:date>2023-03-09T09:44:55.557405594</dc:date>
    <meta:editing-duration>PT6M3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67" meta:character-count="411" meta:non-whitespace-character-count="372"/>
  </office:meta>
</office:document-meta>
</file>